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ymbola" svg:font-family="Symbola"/>
    <style:font-face style:name="Times New Roman1" svg:font-family="'Times New Roman'" style:font-family-generic="roman"/>
    <style:font-face style:name="FreeSans" svg:font-family="FreeSans" style:font-pitch="variable"/>
    <style:font-face style:name="Noto Sans CJK SC Regular" svg:font-family="'Noto Sans CJK SC Regular'" style:font-pitch="variable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text-position="0% 100%" style:font-name="Times New Roman" fo:font-size="12pt" fo:language="uk" fo:country="UA" officeooo:rsid="00207505" officeooo:paragraph-rsid="00207505" style:font-name-asian="Symbol1" style:font-size-asian="12pt" style:font-name-complex="Symbol1" style:font-size-complex="12pt"/>
    </style:style>
    <style:style style:name="P2" style:family="paragraph" style:parent-style-name="Standard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text-line-through-style="none" style:text-line-through-type="none" style:text-position="0% 100%" style:font-name="Times New Roman" fo:font-size="12pt" fo:language="uk" fo:country="UA" officeooo:rsid="0074bdaf" officeooo:paragraph-rsid="002b8a96" style:font-name-asian="Symbol1" style:font-size-asian="12pt" style:font-name-complex="Symbol1" style:font-size-complex="12pt"/>
    </style:style>
    <style:style style:name="P3" style:family="paragraph" style:parent-style-name="Standard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fo:color="#000000" style:font-name="Times New Roman" fo:font-size="12pt" officeooo:paragraph-rsid="0031a296" style:font-size-asian="12pt" style:font-size-complex="12pt"/>
    </style:style>
    <style:style style:name="P4" style:family="paragraph" style:parent-style-name="Standard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fo:color="#000000" style:font-name="Times New Roman" fo:font-size="12pt" officeooo:rsid="008e1ee1" officeooo:paragraph-rsid="0031a296" style:font-size-asian="12pt" style:font-size-complex="12pt"/>
    </style:style>
    <style:style style:name="P5" style:family="paragraph" style:parent-style-name="Standard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fo:color="#000000" style:font-name="Times New Roman" fo:font-size="12pt" officeooo:rsid="001e402d" officeooo:paragraph-rsid="0031a296" style:font-size-asian="12pt" style:font-size-complex="12pt"/>
    </style:style>
    <style:style style:name="P6" style:family="paragraph" style:parent-style-name="Standard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fo:color="#000000" style:font-name="Times New Roman" fo:font-size="12pt" fo:language="uk" fo:country="UA" officeooo:rsid="0084ca1b" officeooo:paragraph-rsid="0031a296" style:font-name-asian="Noto Sans CJK SC Regular" style:font-size-asian="12pt" style:font-name-complex="FreeSans" style:font-size-complex="12pt"/>
    </style:style>
    <style:style style:name="P7" style:family="paragraph" style:parent-style-name="Standard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fo:color="#000000" style:font-name="Times New Roman" fo:font-size="12pt" fo:language="uk" fo:country="UA" officeooo:rsid="008e1ee1" officeooo:paragraph-rsid="0031a296" style:font-name-asian="Noto Sans CJK SC Regular" style:font-size-asian="12pt" style:font-name-complex="FreeSans" style:font-size-complex="12pt"/>
    </style:style>
    <style:style style:name="P8" style:family="paragraph" style:parent-style-name="Standard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fo:color="#000000" style:font-name="Times New Roman" fo:font-size="12pt" fo:language="uk" fo:country="UA" officeooo:rsid="001e402d" officeooo:paragraph-rsid="0031a296" style:font-name-asian="Noto Sans CJK SC Regular" style:font-size-asian="12pt" style:font-name-complex="FreeSans" style:font-size-complex="12pt"/>
    </style:style>
    <style:style style:name="P9" style:family="paragraph" style:parent-style-name="Standard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fo:color="#000000" style:text-line-through-style="none" style:text-line-through-type="none" style:text-position="0% 100%" style:font-name="Times New Roman" fo:font-size="12pt" fo:language="uk" fo:country="UA" fo:font-style="normal" fo:font-weight="normal" officeooo:rsid="00a4ebe0" officeooo:paragraph-rsid="0031a296" style:font-name-asian="Symbol1" style:font-size-asian="12pt" style:font-style-asian="normal" style:font-weight-asian="normal" style:font-name-complex="Symbol1" style:font-size-complex="12pt" style:font-style-complex="normal" style:font-weight-complex="normal"/>
    </style:style>
    <style:style style:name="P10" style:family="paragraph" style:parent-style-name="Standard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officeooo:paragraph-rsid="0031a296"/>
    </style:style>
    <style:style style:name="P11" style:family="paragraph" style:parent-style-name="Standard" style:master-page-name="">
      <loext:graphic-properties draw:fill="none"/>
      <style:paragraph-properties fo:margin-left="0in" fo:margin-right="-0.5in" fo:text-align="center" style:justify-single-word="false" fo:text-indent="0in" style:auto-text-indent="false" style:page-number="auto" fo:background-color="transparent"/>
      <style:text-properties style:font-name="Times New Roman" fo:font-size="12pt" fo:language="uk" fo:country="UA" officeooo:paragraph-rsid="0012270b" style:font-size-asian="12pt" style:font-size-complex="12pt"/>
    </style:style>
    <style:style style:name="P12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" officeooo:paragraph-rsid="0012270b"/>
    </style:style>
    <style:style style:name="P13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" officeooo:paragraph-rsid="001306a6"/>
    </style:style>
    <style:style style:name="P14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" officeooo:paragraph-rsid="002d85f4"/>
    </style:style>
    <style:style style:name="P15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" officeooo:paragraph-rsid="001e4ef2"/>
    </style:style>
    <style:style style:name="P16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" officeooo:paragraph-rsid="002fa37b"/>
    </style:style>
    <style:style style:name="P17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" officeooo:paragraph-rsid="0029a137"/>
    </style:style>
    <style:style style:name="P18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" officeooo:paragraph-rsid="002b8a96"/>
    </style:style>
    <style:style style:name="P19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" fo:font-size="12pt" fo:language="uk" fo:country="UA" officeooo:rsid="00115282" officeooo:paragraph-rsid="00148fa1" style:font-name-asian="Noto Sans CJK SC Regular" style:font-size-asian="12pt" style:font-name-complex="FreeSans" style:font-size-complex="12pt"/>
    </style:style>
    <style:style style:name="P20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" fo:font-size="12pt" fo:language="uk" fo:country="UA" officeooo:rsid="0010ba0b" officeooo:paragraph-rsid="0015e966" style:font-name-asian="Noto Sans CJK SC Regular" style:font-size-asian="12pt" style:font-name-complex="FreeSans" style:font-size-complex="12pt"/>
    </style:style>
    <style:style style:name="P21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" fo:font-size="12pt" fo:language="uk" fo:country="UA" officeooo:rsid="0017e5fa" officeooo:paragraph-rsid="0019bd3a" style:font-name-asian="Noto Sans CJK SC Regular" style:font-size-asian="12pt" style:font-name-complex="FreeSans" style:font-size-complex="12pt"/>
    </style:style>
    <style:style style:name="P22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" fo:font-size="12pt" fo:language="uk" fo:country="UA" officeooo:rsid="0079bc39" officeooo:paragraph-rsid="001c6d2f" style:font-name-asian="Noto Sans CJK SC Regular" style:font-size-asian="12pt" style:font-name-complex="FreeSans" style:font-size-complex="12pt"/>
    </style:style>
    <style:style style:name="P23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" fo:font-size="12pt" fo:language="uk" fo:country="UA" officeooo:rsid="0014923b" officeooo:paragraph-rsid="001cf7e3" style:font-name-asian="Noto Sans CJK SC Regular" style:font-size-asian="12pt" style:font-name-complex="FreeSans" style:font-size-complex="12pt"/>
    </style:style>
    <style:style style:name="P24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" fo:font-size="12pt" fo:language="uk" fo:country="UA" officeooo:rsid="00207505" officeooo:paragraph-rsid="00207505" style:font-name-asian="Noto Sans CJK SC Regular" style:font-size-asian="12pt" style:font-name-complex="FreeSans" style:font-size-complex="12pt"/>
    </style:style>
    <style:style style:name="P25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" fo:font-size="12pt" fo:language="uk" fo:country="UA" officeooo:rsid="001e402d" officeooo:paragraph-rsid="00213059" style:font-name-asian="Noto Sans CJK SC Regular" style:font-size-asian="12pt" style:font-name-complex="FreeSans" style:font-size-complex="12pt"/>
    </style:style>
    <style:style style:name="P26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" fo:font-size="12pt" fo:language="uk" fo:country="UA" officeooo:rsid="008950b7" officeooo:paragraph-rsid="00268bf7" style:font-name-asian="Noto Sans CJK SC Regular" style:font-size-asian="12pt" style:font-name-complex="FreeSans" style:font-size-complex="12pt"/>
    </style:style>
    <style:style style:name="P27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" fo:font-size="12pt" fo:language="uk" fo:country="UA" officeooo:rsid="008950b7" officeooo:paragraph-rsid="00338260" style:font-name-asian="Noto Sans CJK SC Regular" style:font-size-asian="12pt" style:font-name-complex="FreeSans" style:font-size-complex="12pt"/>
    </style:style>
    <style:style style:name="P28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" fo:font-size="12pt" fo:language="uk" fo:country="UA" officeooo:rsid="008e1ee1" officeooo:paragraph-rsid="00268bf7" style:font-name-asian="Noto Sans CJK SC Regular" style:font-size-asian="12pt" style:font-name-complex="FreeSans" style:font-size-complex="12pt"/>
    </style:style>
    <style:style style:name="P29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" fo:font-size="12pt" officeooo:paragraph-rsid="0019c269" style:font-size-asian="12pt" style:font-size-complex="12pt"/>
    </style:style>
    <style:style style:name="P30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" fo:font-size="12pt" officeooo:paragraph-rsid="0029a137" style:font-size-asian="12pt" style:font-size-complex="12pt"/>
    </style:style>
    <style:style style:name="P31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text-position="0% 100%" style:font-name="Times New Roman" fo:font-size="12pt" fo:language="uk" fo:country="UA" officeooo:rsid="009b5850" officeooo:paragraph-rsid="00338260" style:font-name-asian="Symbol1" style:font-size-asian="12pt" style:font-name-complex="Symbol1" style:font-size-complex="12pt"/>
    </style:style>
    <style:style style:name="P32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text-position="0% 100%" style:font-name="Times New Roman" fo:font-size="12pt" fo:language="uk" fo:country="UA" officeooo:rsid="00292881" officeooo:paragraph-rsid="002d85f4" style:font-name-asian="Symbol1" style:font-size-asian="12pt" style:font-name-complex="Symbol1" style:font-size-complex="12pt"/>
    </style:style>
    <style:style style:name="P33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text-position="0% 100%" style:font-name="Times New Roman" fo:font-size="12pt" fo:language="uk" fo:country="UA" officeooo:rsid="004502e3" officeooo:paragraph-rsid="002d85f4" style:font-name-asian="Symbol1" style:font-size-asian="12pt" style:font-name-complex="Symbol1" style:font-size-complex="12pt"/>
    </style:style>
    <style:style style:name="P34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text-position="0% 100%" style:font-name="Times New Roman" fo:font-size="12pt" fo:language="uk" fo:country="UA" officeooo:rsid="004502e3" officeooo:paragraph-rsid="001b08f1" style:font-name-asian="Symbol1" style:font-size-asian="12pt" style:font-name-complex="Symbol1" style:font-size-complex="12pt"/>
    </style:style>
    <style:style style:name="P35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text-position="0% 100%" style:font-name="Times New Roman" fo:font-size="12pt" fo:language="uk" fo:country="UA" officeooo:rsid="009f5c70" officeooo:paragraph-rsid="002d85f4" style:font-name-asian="Symbol1" style:font-size-asian="12pt" style:font-name-complex="Symbol1" style:font-size-complex="12pt"/>
    </style:style>
    <style:style style:name="P36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text-position="0% 100%" style:font-name="Times New Roman" fo:font-size="12pt" fo:language="uk" fo:country="UA" officeooo:rsid="0074bdaf" officeooo:paragraph-rsid="001b8f70" style:font-name-asian="Symbol1" style:font-size-asian="12pt" style:font-name-complex="Symbol1" style:font-size-complex="12pt"/>
    </style:style>
    <style:style style:name="P37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text-position="0% 100%" style:font-name="Times New Roman" fo:font-size="12pt" fo:language="uk" fo:country="UA" officeooo:rsid="0074bdaf" officeooo:paragraph-rsid="001b91da" style:font-name-asian="Symbol1" style:font-size-asian="12pt" style:font-name-complex="Symbol1" style:font-size-complex="12pt"/>
    </style:style>
    <style:style style:name="P38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text-position="0% 100%" style:font-name="Times New Roman" fo:font-size="12pt" fo:language="uk" fo:country="UA" officeooo:rsid="0074bdaf" officeooo:paragraph-rsid="001ff742" style:font-name-asian="Symbol1" style:font-size-asian="12pt" style:font-name-complex="Symbol1" style:font-size-complex="12pt"/>
    </style:style>
    <style:style style:name="P39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text-position="0% 100%" style:font-name="Times New Roman" fo:font-size="12pt" fo:language="uk" fo:country="UA" officeooo:rsid="0074bdaf" officeooo:paragraph-rsid="00338260" style:font-name-asian="Symbol1" style:font-size-asian="12pt" style:font-name-complex="Symbol1" style:font-size-complex="12pt"/>
    </style:style>
    <style:style style:name="P40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text-position="0% 100%" style:font-name="Times New Roman" fo:font-size="12pt" fo:language="uk" fo:country="UA" officeooo:rsid="0074bdaf" officeooo:paragraph-rsid="00268bf7" style:font-name-asian="Symbol1" style:font-size-asian="12pt" style:font-name-complex="Symbol1" style:font-size-complex="12pt"/>
    </style:style>
    <style:style style:name="P41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text-position="0% 100%" style:font-name="Times New Roman" fo:font-size="12pt" fo:language="uk" fo:country="UA" officeooo:rsid="0074bdaf" officeooo:paragraph-rsid="002840ec" style:font-name-asian="Symbol1" style:font-size-asian="12pt" style:font-name-complex="Symbol1" style:font-size-complex="12pt"/>
    </style:style>
    <style:style style:name="P42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text-position="0% 100%" style:font-name="Times New Roman" fo:font-size="12pt" fo:language="uk" fo:country="UA" officeooo:rsid="001e4ef2" officeooo:paragraph-rsid="00338260" style:font-name-asian="Symbol1" style:font-size-asian="12pt" style:font-name-complex="Symbol1" style:font-size-complex="12pt"/>
    </style:style>
    <style:style style:name="P43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fo:color="#000000" style:font-name="Times New Roman" fo:font-size="12pt" officeooo:paragraph-rsid="00338260" style:font-size-asian="12pt" style:font-size-complex="12pt"/>
    </style:style>
    <style:style style:name="P44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fo:color="#000000" style:font-name="Times New Roman" fo:font-size="12pt" officeooo:paragraph-rsid="002fa37b" style:font-size-asian="12pt" style:font-size-complex="12pt"/>
    </style:style>
    <style:style style:name="P45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fo:color="#000000" style:font-name="Times New Roman" fo:font-size="12pt" officeooo:rsid="008e1ee1" officeooo:paragraph-rsid="00338260" style:font-size-asian="12pt" style:font-size-complex="12pt"/>
    </style:style>
    <style:style style:name="P46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fo:color="#000000" style:font-name="Times New Roman" fo:font-size="12pt" fo:language="uk" fo:country="UA" officeooo:rsid="008950b7" officeooo:paragraph-rsid="002fa37b" style:font-name-asian="Noto Sans CJK SC Regular" style:font-size-asian="12pt" style:font-name-complex="FreeSans" style:font-size-complex="12pt"/>
    </style:style>
    <style:style style:name="P47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fo:color="#000000" style:font-name="Times New Roman" fo:font-size="12pt" fo:language="uk" fo:country="UA" officeooo:rsid="0084ca1b" officeooo:paragraph-rsid="00338260" style:font-name-asian="Noto Sans CJK SC Regular" style:font-size-asian="12pt" style:font-name-complex="FreeSans" style:font-size-complex="12pt"/>
    </style:style>
    <style:style style:name="P48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fo:color="#000000" style:text-position="0% 100%" style:font-name="Times New Roman" fo:font-size="12pt" fo:language="uk" fo:country="UA" officeooo:paragraph-rsid="002fa37b" style:font-name-asian="Symbol1" style:font-size-asian="12pt" style:font-name-complex="Symbol1" style:font-size-complex="12pt"/>
    </style:style>
    <style:style style:name="P49" style:family="paragraph" style:parent-style-name="Standard" style:list-style-name="L1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fo:color="#000000" style:text-line-through-style="none" style:text-line-through-type="none" style:text-position="0% 100%" style:font-name="Times New Roman" fo:font-size="12pt" fo:language="uk" fo:country="UA" officeooo:rsid="0074bdaf" officeooo:paragraph-rsid="00338260" style:font-name-asian="Symbol" style:font-size-asian="12pt" style:font-name-complex="Times New Roman" style:font-size-complex="12pt"/>
    </style:style>
    <style:style style:name="T1" style:family="text">
      <style:text-properties style:text-position="0% 100%" style:font-name-complex="Times New Roman"/>
    </style:style>
    <style:style style:name="T2" style:family="text">
      <style:text-properties style:text-position="0% 100%" officeooo:rsid="004502e3" style:font-name-complex="Times New Roman"/>
    </style:style>
    <style:style style:name="T3" style:family="text">
      <style:text-properties style:text-position="0% 100%" officeooo:rsid="0017bd7c" style:font-name-complex="Times New Roman"/>
    </style:style>
    <style:style style:name="T4" style:family="text">
      <style:text-properties style:text-position="0% 100%" officeooo:rsid="000f57ce" style:font-name-complex="Times New Roman"/>
    </style:style>
    <style:style style:name="T5" style:family="text">
      <style:text-properties style:text-position="0% 100%" style:font-name-asian="Symbol1" style:font-name-complex="Symbol1"/>
    </style:style>
    <style:style style:name="T6" style:family="text">
      <style:text-properties style:text-position="0% 100%" officeooo:rsid="004502e3" style:font-name-asian="Symbol1" style:font-name-complex="Symbol1"/>
    </style:style>
    <style:style style:name="T7" style:family="text">
      <style:text-properties style:text-position="0% 100%" officeooo:rsid="0017bd7c" style:font-name-asian="Symbol1" style:font-name-complex="Symbol1"/>
    </style:style>
    <style:style style:name="T8" style:family="text">
      <style:text-properties style:text-position="0% 100%" officeooo:rsid="0074bdaf" style:font-name-asian="Symbol1" style:font-name-complex="Symbol1"/>
    </style:style>
    <style:style style:name="T9" style:family="text">
      <style:text-properties style:text-position="0% 100%" officeooo:rsid="00300e03" style:font-name-asian="Symbol1" style:font-name-complex="Symbol1"/>
    </style:style>
    <style:style style:name="T10" style:family="text">
      <style:text-properties style:text-position="0% 100%" officeooo:rsid="007c2f78" style:font-name-asian="Symbol1" style:font-name-complex="Symbol1"/>
    </style:style>
    <style:style style:name="T11" style:family="text">
      <style:text-properties style:text-position="0% 100%" officeooo:rsid="007a99da" style:font-name-asian="Symbol1" style:font-name-complex="Symbol1"/>
    </style:style>
    <style:style style:name="T12" style:family="text">
      <style:text-properties style:text-position="0% 100%" officeooo:rsid="00207505" style:font-name-asian="Symbol1" style:font-name-complex="Symbol1"/>
    </style:style>
    <style:style style:name="T13" style:family="text">
      <style:text-properties style:text-position="0% 100%" officeooo:rsid="001e4ef2" style:font-name-asian="Symbol1" style:font-name-complex="Symbol1"/>
    </style:style>
    <style:style style:name="T14" style:family="text">
      <style:text-properties style:text-position="0% 100%" officeooo:rsid="008e1ee1" style:font-name-asian="Symbol1" style:font-name-complex="Symbol1"/>
    </style:style>
    <style:style style:name="T15" style:family="text">
      <style:text-properties style:text-position="0% 100%" officeooo:rsid="0091129f" style:font-name-asian="Symbol1" style:font-name-complex="Symbol1"/>
    </style:style>
    <style:style style:name="T16" style:family="text">
      <style:text-properties style:text-position="0% 100%" officeooo:rsid="00a6d078" style:font-name-asian="Symbol1" style:font-name-complex="Symbol1"/>
    </style:style>
    <style:style style:name="T17" style:family="text">
      <style:text-properties style:text-position="0% 100%" officeooo:rsid="00a4ebe0" style:font-name-asian="Symbol1" style:font-name-complex="Symbol1"/>
    </style:style>
    <style:style style:name="T18" style:family="text">
      <style:text-properties style:text-position="0% 100%" fo:font-style="italic" style:font-name-asian="Symbol1" style:font-style-asian="italic" style:font-name-complex="Symbol1" style:font-style-complex="italic"/>
    </style:style>
    <style:style style:name="T19" style:family="text">
      <style:text-properties style:text-position="0% 100%" fo:font-style="italic" officeooo:rsid="004502e3" style:font-name-asian="Symbol1" style:font-style-asian="italic" style:font-name-complex="Symbol1" style:font-style-complex="italic"/>
    </style:style>
    <style:style style:name="T20" style:family="text">
      <style:text-properties style:text-position="0% 100%" fo:font-style="italic" officeooo:rsid="004502e3" style:font-name-asian="Symbol1" style:font-style-asian="italic" style:font-name-complex="Symbol1"/>
    </style:style>
    <style:style style:name="T21" style:family="text">
      <style:text-properties style:text-position="0% 100%" fo:font-style="normal" officeooo:rsid="004502e3" style:font-name-asian="Symbol1" style:font-style-asian="normal" style:font-name-complex="Symbol1" style:font-style-complex="normal"/>
    </style:style>
    <style:style style:name="T22" style:family="text">
      <style:text-properties style:text-position="0% 100%" fo:font-style="normal" officeooo:rsid="0017bd7c" style:font-name-asian="Symbol1" style:font-style-asian="normal" style:font-name-complex="Symbol1" style:font-style-complex="normal"/>
    </style:style>
    <style:style style:name="T23" style:family="text">
      <style:text-properties style:text-position="0% 100%" fo:language="uk" fo:country="UA" style:font-name-asian="Symbol1" style:font-name-complex="Symbol1"/>
    </style:style>
    <style:style style:name="T24" style:family="text">
      <style:text-properties style:text-position="0% 100%" fo:language="uk" fo:country="UA" officeooo:rsid="008e1ee1" style:font-name-asian="Symbol1" style:font-name-complex="Symbol1"/>
    </style:style>
    <style:style style:name="T25" style:family="text">
      <style:text-properties style:text-position="0% 100%" fo:language="uk" fo:country="UA" officeooo:rsid="0094712c" style:font-name-asian="Symbol1" style:font-name-complex="Symbol1"/>
    </style:style>
    <style:style style:name="T26" style:family="text">
      <style:text-properties style:text-position="0% 100%" fo:language="uk" fo:country="UA" officeooo:rsid="00677aed" style:font-name-asian="Symbol1" style:font-name-complex="Symbol1"/>
    </style:style>
    <style:style style:name="T27" style:family="text">
      <style:text-properties style:text-position="0% 100%" fo:language="uk" fo:country="UA" officeooo:rsid="006a5262" style:font-name-asian="Symbol1" style:font-name-complex="Symbol1"/>
    </style:style>
    <style:style style:name="T28" style:family="text">
      <style:text-properties style:text-position="0% 100%" fo:language="uk" fo:country="UA" officeooo:rsid="00a3e68a" style:font-name-asian="Symbol1" style:font-name-complex="Symbol1"/>
    </style:style>
    <style:style style:name="T29" style:family="text">
      <style:text-properties style:text-position="0% 100%" fo:language="uk" fo:country="UA" officeooo:rsid="007a99da" style:font-name-asian="Symbol1" style:font-name-complex="Symbol1"/>
    </style:style>
    <style:style style:name="T30" style:family="text">
      <style:text-properties style:text-position="0% 100%" fo:language="uk" fo:country="UA" officeooo:rsid="007c2f78" style:font-name-asian="Symbol1" style:font-name-complex="Symbol1"/>
    </style:style>
    <style:style style:name="T31" style:family="text">
      <style:text-properties style:text-position="0% 100%" fo:language="uk" fo:country="UA" officeooo:rsid="00b4038f" style:font-name-asian="Symbol1" style:font-name-complex="Symbol1"/>
    </style:style>
    <style:style style:name="T32" style:family="text">
      <style:text-properties style:text-position="0% 100%" fo:language="uk" fo:country="UA" officeooo:rsid="004502e3" style:font-name-asian="Noto Sans CJK SC Regular" style:font-name-complex="Times New Roman"/>
    </style:style>
    <style:style style:name="T33" style:family="text">
      <style:text-properties style:text-position="0% 100%" fo:language="uk" fo:country="UA" officeooo:rsid="00168371" style:font-name-asian="Noto Sans CJK SC Regular" style:font-name-complex="Times New Roman"/>
    </style:style>
    <style:style style:name="T34" style:family="text">
      <style:text-properties style:text-position="0% 100%" fo:language="uk" fo:country="UA" fo:font-style="italic" style:font-name-asian="Symbol1" style:font-style-asian="italic" style:font-name-complex="Symbol1" style:font-style-complex="italic"/>
    </style:style>
    <style:style style:name="T35" style:family="text">
      <style:text-properties style:text-position="0% 100%" fo:language="uk" fo:country="UA" fo:font-style="italic" officeooo:rsid="00677aed" style:font-name-asian="Symbol1" style:font-style-asian="italic" style:font-name-complex="Symbol1" style:font-style-complex="italic"/>
    </style:style>
    <style:style style:name="T36" style:family="text">
      <style:text-properties style:text-position="0% 100%" fo:language="uk" fo:country="UA" fo:font-style="italic" officeooo:rsid="006a5262" style:font-name-asian="Symbol1" style:font-style-asian="italic" style:font-name-complex="Symbol1" style:font-style-complex="italic"/>
    </style:style>
    <style:style style:name="T37" style:family="text">
      <style:text-properties style:text-position="0% 100%" fo:language="uk" fo:country="UA" fo:font-style="italic" officeooo:rsid="006be4d2" style:font-name-asian="Symbol1" style:font-style-asian="italic" style:font-name-complex="Symbol1" style:font-style-complex="italic"/>
    </style:style>
    <style:style style:name="T38" style:family="text">
      <style:text-properties style:text-position="0% 100%" fo:language="uk" fo:country="UA" fo:font-style="italic" officeooo:rsid="0073141a" style:font-name-asian="Symbol1" style:font-style-asian="italic" style:font-name-complex="Symbol1" style:font-style-complex="italic"/>
    </style:style>
    <style:style style:name="T39" style:family="text">
      <style:text-properties style:text-position="0% 100%" fo:language="uk" fo:country="UA" fo:font-style="normal" officeooo:rsid="006a5262" style:font-name-asian="Symbol1" style:font-style-asian="normal" style:font-name-complex="Symbol1" style:font-style-complex="normal"/>
    </style:style>
    <style:style style:name="T40" style:family="text">
      <style:text-properties style:text-position="0% 100%" fo:language="uk" fo:country="UA" fo:font-style="normal" officeooo:rsid="006e40c8" style:font-name-asian="Symbol1" style:font-style-asian="normal" style:font-name-complex="Symbol1" style:font-style-complex="normal"/>
    </style:style>
    <style:style style:name="T41" style:family="text">
      <style:text-properties style:text-position="0% 100%" fo:language="uk" fo:country="UA" fo:font-style="normal" officeooo:rsid="006be4d2" style:font-name-asian="Symbol1" style:font-style-asian="normal" style:font-name-complex="Symbol1" style:font-style-complex="normal"/>
    </style:style>
    <style:style style:name="T42" style:family="text">
      <style:text-properties style:text-position="0% 100%" fo:language="uk" fo:country="UA" fo:font-style="normal" officeooo:rsid="006c61c7" style:font-name-asian="Symbol1" style:font-style-asian="normal" style:font-name-complex="Symbol1" style:font-style-complex="normal"/>
    </style:style>
    <style:style style:name="T43" style:family="text">
      <style:text-properties style:text-position="0% 100%" fo:language="uk" fo:country="UA" fo:font-style="normal" officeooo:rsid="007225bf" style:font-name-asian="Symbol1" style:font-style-asian="normal" style:font-name-complex="Symbol1" style:font-style-complex="normal"/>
    </style:style>
    <style:style style:name="T44" style:family="text">
      <style:text-properties style:text-position="0% 100%" fo:language="uk" fo:country="UA" fo:font-style="normal" officeooo:rsid="006ffb1c" style:font-name-asian="Symbol1" style:font-style-asian="normal" style:font-name-complex="Symbol1" style:font-style-complex="normal"/>
    </style:style>
    <style:style style:name="T45" style:family="text">
      <style:text-properties style:text-position="0% 100%" fo:language="uk" fo:country="UA" fo:font-style="normal" officeooo:rsid="0073141a" style:font-name-asian="Symbol1" style:font-style-asian="normal" style:font-name-complex="Symbol1" style:font-style-complex="normal"/>
    </style:style>
    <style:style style:name="T46" style:family="text">
      <style:text-properties style:text-position="0% 100%" fo:font-size="12pt" fo:language="uk" fo:country="UA" officeooo:rsid="0012270b" style:font-name-asian="Noto Sans CJK SC Regular" style:font-size-asian="12pt" style:font-name-complex="Times New Roman" style:font-size-complex="12pt"/>
    </style:style>
    <style:style style:name="T47" style:family="text">
      <style:text-properties style:text-position="0% 100%" fo:font-size="12pt" fo:language="uk" fo:country="UA" officeooo:rsid="004502e3" style:font-name-asian="Noto Sans CJK SC Regular" style:font-size-asian="12pt" style:font-name-complex="Times New Roman" style:font-size-complex="12pt"/>
    </style:style>
    <style:style style:name="T48" style:family="text">
      <style:text-properties style:text-position="0% 100%" fo:font-size="12pt" fo:language="uk" fo:country="UA" officeooo:rsid="0017bd7c" style:font-name-asian="Noto Sans CJK SC Regular" style:font-size-asian="12pt" style:font-name-complex="Times New Roman" style:font-size-complex="12pt"/>
    </style:style>
    <style:style style:name="T49" style:family="text">
      <style:text-properties style:text-position="0% 100%" fo:font-size="12pt" fo:language="uk" fo:country="UA" officeooo:rsid="001306a6" style:font-name-asian="Noto Sans CJK SC Regular" style:font-size-asian="12pt" style:font-name-complex="Times New Roman" style:font-size-complex="12pt"/>
    </style:style>
    <style:style style:name="T50" style:family="text">
      <style:text-properties style:text-position="0% 100%" fo:font-size="12pt" fo:language="uk" fo:country="UA" officeooo:rsid="001f5a85" style:font-name-asian="Noto Sans CJK SC Regular" style:font-size-asian="12pt" style:font-name-complex="FreeSans" style:font-size-complex="12pt"/>
    </style:style>
    <style:style style:name="T51" style:family="text">
      <style:text-properties style:text-position="0% 100%" fo:font-size="12pt" fo:language="uk" fo:country="UA" officeooo:rsid="000d8143" style:font-name-asian="Times New Roman1" style:font-size-asian="12pt" style:font-name-complex="Times New Roman1" style:font-size-complex="12pt"/>
    </style:style>
    <style:style style:name="T52" style:family="text">
      <style:text-properties style:text-position="0% 100%" fo:font-size="12pt" fo:language="uk" fo:country="UA" officeooo:rsid="0017bd7c" style:font-name-asian="Times New Roman1" style:font-size-asian="12pt" style:font-name-complex="Times New Roman1" style:font-size-complex="12pt"/>
    </style:style>
    <style:style style:name="T53" style:family="text">
      <style:text-properties style:text-position="0% 100%" fo:font-size="12pt" fo:language="uk" fo:country="UA" officeooo:rsid="004502e3" style:font-name-asian="Symbol1" style:font-size-asian="12pt" style:font-name-complex="Symbol1" style:font-size-complex="12pt"/>
    </style:style>
    <style:style style:name="T54" style:family="text">
      <style:text-properties style:text-position="0% 100%" fo:font-size="12pt" fo:language="uk" fo:country="UA" officeooo:rsid="002d239d" style:font-name-asian="Symbol1" style:font-size-asian="12pt" style:font-name-complex="Symbol1" style:font-size-complex="12pt"/>
    </style:style>
    <style:style style:name="T55" style:family="text">
      <style:text-properties style:text-position="0% 100%" fo:font-size="12pt" fo:language="uk" fo:country="UA" officeooo:rsid="007a99da" style:font-name-asian="Symbol1" style:font-size-asian="12pt" style:font-name-complex="Symbol1" style:font-size-complex="12pt"/>
    </style:style>
    <style:style style:name="T56" style:family="text">
      <style:text-properties style:text-position="0% 100%" fo:font-size="12pt" fo:language="uk" fo:country="UA" officeooo:rsid="001e4ef2" style:font-name-asian="Symbol1" style:font-size-asian="12pt" style:font-name-complex="Symbol1" style:font-size-complex="12pt"/>
    </style:style>
    <style:style style:name="T57" style:family="text">
      <style:text-properties style:text-position="0% 100%" fo:font-size="12pt" fo:language="uk" fo:country="UA" officeooo:rsid="0074bdaf" style:font-name-asian="Symbol1" style:font-size-asian="12pt" style:font-name-complex="Symbol1" style:font-size-complex="12pt"/>
    </style:style>
    <style:style style:name="T58" style:family="text">
      <style:text-properties style:text-position="0% 100%" style:font-name-asian="Times New Roman1" style:font-name-complex="Times New Roman1"/>
    </style:style>
    <style:style style:name="T59" style:family="text">
      <style:text-properties style:text-position="sub 58%" officeooo:rsid="004502e3" style:font-name-complex="Times New Roman"/>
    </style:style>
    <style:style style:name="T60" style:family="text">
      <style:text-properties style:text-position="sub 58%" officeooo:rsid="004502e3" style:font-name-asian="Symbol1" style:font-name-complex="Symbol1"/>
    </style:style>
    <style:style style:name="T61" style:family="text">
      <style:text-properties style:text-position="sub 58%" officeooo:rsid="007a99da" style:font-name-asian="Symbol1" style:font-name-complex="Symbol1"/>
    </style:style>
    <style:style style:name="T62" style:family="text">
      <style:text-properties style:text-position="sub 58%" fo:font-size="12pt" fo:language="uk" fo:country="UA" officeooo:rsid="004502e3" style:font-name-asian="Symbol1" style:font-size-asian="12pt" style:font-name-complex="Symbol1" style:font-size-complex="12pt"/>
    </style:style>
    <style:style style:name="T63" style:family="text">
      <style:text-properties style:text-position="sub 58%" fo:language="uk" fo:country="UA" fo:font-style="normal" officeooo:rsid="006be4d2" style:font-name-asian="Symbol1" style:font-style-asian="normal" style:font-name-complex="Symbol1" style:font-style-complex="normal"/>
    </style:style>
    <style:style style:name="T64" style:family="text">
      <style:text-properties style:text-position="sub 58%" fo:language="uk" fo:country="UA" fo:font-style="normal" officeooo:rsid="006ffb1c" style:font-name-asian="Symbol1" style:font-style-asian="normal" style:font-name-complex="Symbol1" style:font-style-complex="normal"/>
    </style:style>
    <style:style style:name="T65" style:family="text">
      <style:text-properties style:text-position="sub 58%" fo:language="uk" fo:country="UA" fo:font-style="normal" officeooo:rsid="0073141a" style:font-name-asian="Symbol1" style:font-style-asian="normal" style:font-name-complex="Symbol1" style:font-style-complex="normal"/>
    </style:style>
    <style:style style:name="T66" style:family="text">
      <style:text-properties style:text-position="super 58%" fo:font-style="normal" officeooo:rsid="004502e3" style:font-name-asian="Symbol1" style:font-style-asian="normal" style:font-name-complex="Symbol1" style:font-style-complex="normal"/>
    </style:style>
    <style:style style:name="T67" style:family="text">
      <style:text-properties style:text-position="super 58%" officeooo:rsid="004502e3" style:font-name-asian="Symbol1" style:font-name-complex="Symbol1"/>
    </style:style>
    <style:style style:name="T68" style:family="text">
      <style:text-properties style:text-position="super 58%" fo:font-size="12pt" fo:language="uk" fo:country="UA" officeooo:rsid="001e4ef2" style:font-name-asian="Symbol1" style:font-size-asian="12pt" style:font-name-complex="Symbol1" style:font-size-complex="12pt"/>
    </style:style>
    <style:style style:name="T69" style:family="text">
      <style:text-properties style:text-position="super 58%" fo:language="uk" fo:country="UA" officeooo:rsid="00677aed" style:font-name-asian="Symbol1" style:font-name-complex="Symbol1"/>
    </style:style>
    <style:style style:name="T70" style:family="text">
      <style:text-properties style:text-position="super 58%" fo:language="uk" fo:country="UA" fo:font-style="normal" officeooo:rsid="006a5262" style:font-name-asian="Symbol1" style:font-style-asian="normal" style:font-name-complex="Symbol1" style:font-style-complex="normal"/>
    </style:style>
    <style:style style:name="T71" style:family="text">
      <style:text-properties style:text-position="super 58%" fo:language="uk" fo:country="UA" fo:font-style="normal" officeooo:rsid="006be4d2" style:font-name-asian="Symbol1" style:font-style-asian="normal" style:font-name-complex="Symbol1" style:font-style-complex="normal"/>
    </style:style>
    <style:style style:name="T72" style:family="text">
      <style:text-properties style:text-position="super 58%" fo:language="uk" fo:country="UA" fo:font-style="normal" officeooo:rsid="006ffb1c" style:font-name-asian="Symbol1" style:font-style-asian="normal" style:font-name-complex="Symbol1" style:font-style-complex="normal"/>
    </style:style>
    <style:style style:name="T73" style:family="text">
      <style:text-properties style:text-line-through-style="none" style:text-line-through-type="none" style:text-position="0% 100%" style:font-name-asian="Symbol" style:font-name-complex="Times New Roman"/>
    </style:style>
    <style:style style:name="T74" style:family="text">
      <style:text-properties style:text-line-through-style="none" style:text-line-through-type="none" style:text-position="0% 100%" officeooo:rsid="0084ca1b" style:font-name-asian="Symbol" style:font-name-complex="Times New Roman"/>
    </style:style>
    <style:style style:name="T75" style:family="text">
      <style:text-properties style:text-line-through-style="none" style:text-line-through-type="none" style:text-position="0% 100%" officeooo:rsid="00300e03" style:font-name-asian="Symbol" style:font-name-complex="Times New Roman"/>
    </style:style>
    <style:style style:name="T76" style:family="text">
      <style:text-properties style:text-line-through-style="none" style:text-line-through-type="none" style:text-position="0% 100%" fo:language="uk" fo:country="UA" fo:font-style="normal" fo:font-weight="normal" officeooo:rsid="00a74fea" style:font-name-asian="Symbol1" style:font-style-asian="normal" style:font-weight-asian="normal" style:font-name-complex="Symbol1" style:font-style-complex="normal" style:font-weight-complex="normal"/>
    </style:style>
    <style:style style:name="T77" style:family="text">
      <style:text-properties style:text-line-through-style="none" style:text-line-through-type="none" style:text-position="0% 100%" fo:language="uk" fo:country="UA" fo:font-style="normal" fo:font-weight="normal" officeooo:rsid="009cce17" style:font-name-asian="Symbol1" style:font-style-asian="normal" style:font-weight-asian="normal" style:font-name-complex="Symbol1" style:font-style-complex="normal" style:font-weight-complex="normal"/>
    </style:style>
    <style:style style:name="T78" style:family="text">
      <style:text-properties style:text-line-through-style="none" style:text-line-through-type="none" style:text-position="0% 100%" fo:language="uk" fo:country="UA" fo:font-style="normal" fo:font-weight="normal" officeooo:rsid="0084ca1b" style:font-name-asian="Symbol" style:font-style-asian="normal" style:font-weight-asian="normal" style:font-name-complex="Times New Roman" style:font-style-complex="normal" style:font-weight-complex="normal"/>
    </style:style>
    <style:style style:name="T79" style:family="text">
      <style:text-properties style:text-line-through-style="none" style:text-line-through-type="none" style:text-position="0% 100%" fo:language="uk" fo:country="UA" fo:font-style="normal" fo:font-weight="normal" officeooo:rsid="0084ca1b" style:font-name-asian="Symbola" style:font-style-asian="normal" style:font-weight-asian="normal" style:font-name-complex="Times New Roman" style:font-style-complex="normal" style:font-weight-complex="normal"/>
    </style:style>
    <style:style style:name="T80" style:family="text">
      <style:text-properties style:text-line-through-style="none" style:text-line-through-type="none" style:text-position="0% 100%" fo:language="uk" fo:country="UA" fo:font-style="normal" officeooo:rsid="00a74fea" style:font-name-asian="Symbol1" style:font-style-asian="normal" style:font-name-complex="Symbol1" style:font-style-complex="normal"/>
    </style:style>
    <style:style style:name="T81" style:family="text">
      <style:text-properties style:text-line-through-style="none" style:text-line-through-type="none" style:text-position="0% 100%" fo:language="uk" fo:country="UA" fo:font-style="normal" officeooo:rsid="009cce17" style:font-name-asian="Symbol1" style:font-style-asian="normal" style:font-name-complex="Symbol1" style:font-style-complex="normal"/>
    </style:style>
    <style:style style:name="T82" style:family="text">
      <style:text-properties style:text-line-through-style="none" style:text-line-through-type="none" style:text-position="0% 100%" fo:language="uk" fo:country="UA" fo:font-style="normal" officeooo:rsid="004502e3" style:font-name-asian="Symbol1" style:font-style-asian="normal" style:font-name-complex="Symbol1" style:font-style-complex="normal"/>
    </style:style>
    <style:style style:name="T83" style:family="text">
      <style:text-properties style:text-line-through-style="none" style:text-line-through-type="none" style:text-position="0% 100%" fo:language="uk" fo:country="UA" fo:font-style="normal" officeooo:rsid="008e1ee1" style:font-name-asian="Symbol1" style:font-style-asian="normal" style:font-name-complex="Symbol1" style:font-style-complex="normal"/>
    </style:style>
    <style:style style:name="T84" style:family="text">
      <style:text-properties style:text-line-through-style="none" style:text-line-through-type="none" style:text-position="0% 100%" officeooo:rsid="004502e3" style:font-name-asian="Symbol1" style:font-name-complex="Symbol1"/>
    </style:style>
    <style:style style:name="T85" style:family="text">
      <style:text-properties style:text-line-through-style="none" style:text-line-through-type="none" style:text-position="0% 100%" officeooo:rsid="003422c8" style:font-name-asian="Symbol1" style:font-name-complex="Symbol1"/>
    </style:style>
    <style:style style:name="T86" style:family="text">
      <style:text-properties style:text-line-through-style="none" style:text-line-through-type="none" style:text-position="0% 100%" fo:font-size="12pt" fo:language="uk" fo:country="UA" officeooo:rsid="0094712c" style:font-name-asian="Symbol1" style:font-size-asian="12pt" style:font-name-complex="Symbol1" style:font-size-complex="12pt"/>
    </style:style>
    <style:style style:name="T87" style:family="text">
      <style:text-properties style:text-line-through-style="none" style:text-line-through-type="none" style:text-position="0% 100%" fo:font-size="12pt" fo:language="uk" fo:country="UA" officeooo:rsid="0074bdaf" style:font-name-asian="Symbol1" style:font-size-asian="12pt" style:font-name-complex="Symbol1" style:font-size-complex="12pt"/>
    </style:style>
    <style:style style:name="T88" style:family="text">
      <style:text-properties style:text-line-through-style="none" style:text-line-through-type="none" style:text-position="0% 100%" fo:font-size="12pt" fo:language="uk" fo:country="UA" officeooo:rsid="0096074f" style:font-name-asian="Symbol1" style:font-size-asian="12pt" style:font-name-complex="Symbol1" style:font-size-complex="12pt"/>
    </style:style>
    <style:style style:name="T89" style:family="text">
      <style:text-properties style:text-line-through-style="none" style:text-line-through-type="none" style:text-position="0% 100%" fo:font-size="12pt" fo:language="uk" fo:country="UA" officeooo:rsid="0034843f" style:font-name-asian="Symbol1" style:font-size-asian="12pt" style:font-name-complex="Symbol1" style:font-size-complex="12pt"/>
    </style:style>
    <style:style style:name="T90" style:family="text">
      <style:text-properties style:text-line-through-style="none" style:text-line-through-type="none" style:text-position="0% 100%" fo:font-style="normal" fo:font-weight="normal" officeooo:rsid="00a4ebe0" style:font-name-asian="Symbol1" style:font-style-asian="normal" style:font-weight-asian="normal" style:font-name-complex="Symbol1" style:font-style-complex="normal" style:font-weight-complex="normal"/>
    </style:style>
    <style:style style:name="T91" style:family="text">
      <style:text-properties style:text-line-through-style="none" style:text-line-through-type="none" style:text-position="0% 100%" fo:font-style="normal" fo:font-weight="normal" officeooo:rsid="0017481e" style:font-name-asian="Noto Sans CJK SC Regular1" style:font-style-asian="normal" style:font-weight-asian="normal" style:font-name-complex="FreeSans1" style:font-style-complex="normal" style:font-weight-complex="normal"/>
    </style:style>
    <style:style style:name="T92" style:family="text">
      <style:text-properties style:text-line-through-style="none" style:text-line-through-type="none" style:text-position="0% 100%" fo:font-style="normal" fo:font-weight="normal" officeooo:rsid="0074bdaf" style:font-name-asian="Noto Sans CJK SC Regular1" style:font-style-asian="normal" style:font-weight-asian="normal" style:font-name-complex="FreeSans1" style:font-style-complex="normal" style:font-weight-complex="normal"/>
    </style:style>
    <style:style style:name="T93" style:family="text">
      <style:text-properties style:text-line-through-style="none" style:text-line-through-type="none" style:text-position="0% 100%" fo:font-style="normal" fo:font-weight="normal" officeooo:rsid="00a4ebe0" style:font-name-asian="Symbol" style:font-style-asian="normal" style:font-weight-asian="normal" style:font-name-complex="Times New Roman" style:font-style-complex="normal" style:font-weight-complex="normal"/>
    </style:style>
    <style:style style:name="T94" style:family="text">
      <style:text-properties style:text-line-through-style="none" style:text-line-through-type="none" style:text-position="0% 100%" fo:font-style="normal" fo:font-weight="normal" officeooo:rsid="0017481e" style:font-name-asian="Symbol" style:font-style-asian="normal" style:font-weight-asian="normal" style:font-name-complex="Times New Roman" style:font-style-complex="normal" style:font-weight-complex="normal"/>
    </style:style>
    <style:style style:name="T95" style:family="text">
      <style:text-properties style:text-line-through-style="none" style:text-line-through-type="none" style:text-position="0% 100%" fo:font-style="normal" fo:font-weight="normal" officeooo:rsid="0074bdaf" style:font-name-asian="Symbol" style:font-style-asian="normal" style:font-weight-asian="normal" style:font-name-complex="Times New Roman" style:font-style-complex="normal" style:font-weight-complex="normal"/>
    </style:style>
    <style:style style:name="T96" style:family="text">
      <style:text-properties style:text-line-through-style="none" style:text-line-through-type="none" style:text-position="0% 100%" fo:font-style="normal" fo:font-weight="normal" officeooo:rsid="0017481e" style:letter-kerning="false" style:font-name-asian="Noto Sans CJK SC Regular1" style:language-asian="zh" style:country-asian="CN" style:font-style-asian="normal" style:font-weight-asian="normal" style:font-name-complex="FreeSans1" style:language-complex="hi" style:country-complex="IN" style:font-style-complex="normal" style:font-weight-complex="normal"/>
    </style:style>
    <style:style style:name="T97" style:family="text">
      <style:text-properties style:text-line-through-style="none" style:text-line-through-type="none" style:text-position="0% 100%" fo:font-style="normal" fo:font-weight="normal" officeooo:rsid="00ac32ce" style:font-name-asian="Times New Roman1" style:font-style-asian="normal" style:font-weight-asian="normal" style:font-name-complex="Times New Roman1" style:font-style-complex="normal" style:font-weight-complex="normal"/>
    </style:style>
    <style:style style:name="T98" style:family="text">
      <style:text-properties style:text-line-through-style="none" style:text-line-through-type="none" style:text-position="0% 100%" fo:font-style="italic" fo:font-weight="normal" officeooo:rsid="00a4ebe0" style:font-name-asian="Symbol1" style:font-style-asian="italic" style:font-weight-asian="normal" style:font-name-complex="Symbol1" style:font-style-complex="italic" style:font-weight-complex="normal"/>
    </style:style>
    <style:style style:name="T99" style:family="text">
      <style:text-properties style:text-line-through-style="none" style:text-line-through-type="none" style:text-position="sub 58%" officeooo:rsid="0084ca1b" style:font-name-asian="Symbol" style:font-name-complex="Times New Roman"/>
    </style:style>
    <style:style style:name="T100" style:family="text">
      <style:text-properties style:text-line-through-style="none" style:text-line-through-type="none" style:text-position="sub 58%" officeooo:rsid="00300e03" style:font-name-asian="Symbol" style:font-name-complex="Times New Roman"/>
    </style:style>
    <style:style style:name="T101" style:family="text">
      <style:text-properties style:text-line-through-style="none" style:text-line-through-type="none" style:text-position="sub 58%" officeooo:rsid="004502e3" style:font-name-asian="Symbol1" style:font-name-complex="Symbol1"/>
    </style:style>
    <style:style style:name="T102" style:family="text">
      <style:text-properties style:text-line-through-style="none" style:text-line-through-type="none" style:text-position="sub 58%" fo:language="uk" fo:country="UA" fo:font-style="normal" officeooo:rsid="008e1ee1" style:font-name-asian="Symbol1" style:font-style-asian="normal" style:font-name-complex="Symbol1" style:font-style-complex="normal"/>
    </style:style>
    <style:style style:name="T103" style:family="text">
      <style:text-properties style:text-line-through-style="none" style:text-line-through-type="none" style:text-position="sub 58%" fo:language="uk" fo:country="UA" fo:font-style="normal" officeooo:rsid="009cce17" style:font-name-asian="Symbol1" style:font-style-asian="normal" style:font-name-complex="Symbol1" style:font-style-complex="normal"/>
    </style:style>
    <style:style style:name="T104" style:family="text">
      <style:text-properties style:text-line-through-style="none" style:text-line-through-type="none" style:text-position="sub 58%" fo:language="uk" fo:country="UA" fo:font-style="normal" fo:font-weight="normal" officeooo:rsid="0084ca1b" style:font-name-asian="Symbol" style:font-style-asian="normal" style:font-weight-asian="normal" style:font-name-complex="Times New Roman" style:font-style-complex="normal" style:font-weight-complex="normal"/>
    </style:style>
    <style:style style:name="T105" style:family="text">
      <style:text-properties fo:font-variant="normal" fo:text-transform="none" fo:color="#000000" style:text-position="0% 100%" fo:font-size="12pt" fo:letter-spacing="normal" fo:language="uk" fo:country="UA" fo:font-style="normal" fo:font-weight="normal" style:font-name-asian="Symbol1" style:font-size-asian="12pt" style:font-name-complex="Symbol1" style:font-size-complex="12pt"/>
    </style:style>
    <style:style style:name="T106" style:family="text">
      <style:text-properties fo:font-variant="normal" fo:text-transform="none" fo:color="#000000" style:text-position="0% 100%" fo:font-size="12pt" fo:letter-spacing="normal" fo:language="uk" fo:country="UA" fo:font-style="normal" fo:font-weight="normal" officeooo:rsid="00ac32ce" style:font-name-asian="Symbol1" style:font-size-asian="12pt" style:font-name-complex="Symbol1" style:font-size-complex="12pt"/>
    </style:style>
    <style:style style:name="T107" style:family="text">
      <style:text-properties fo:font-variant="normal" fo:text-transform="none" fo:color="#000000" style:text-line-through-style="none" style:text-line-through-type="none" style:text-position="0% 100%" fo:font-size="12pt" fo:letter-spacing="normal" fo:language="uk" fo:country="UA" fo:font-style="normal" style:text-underline-style="none" fo:font-weight="normal" officeooo:rsid="00ac32ce" style:text-blinking="false" fo:background-color="#ffffff" loext:char-shading-value="0" style:font-name-asian="Symbol1" style:font-size-asian="12pt" style:font-name-complex="Symbol1" style:font-size-complex="12pt"/>
    </style:style>
    <style:style style:name="T108" style:family="text">
      <style:text-properties fo:font-variant="normal" fo:text-transform="none" style:text-position="0% 100%" fo:letter-spacing="normal" fo:font-style="normal" fo:font-weight="normal" officeooo:rsid="008e1ee1" style:font-name-asian="Symbol1" style:font-name-complex="Symbol1"/>
    </style:style>
    <style:style style:name="T109" style:family="text">
      <style:text-properties fo:font-variant="normal" fo:text-transform="none" style:text-position="0% 100%" fo:letter-spacing="normal" fo:font-style="normal" fo:font-weight="normal" officeooo:rsid="004502e3" style:font-name-asian="Symbol1" style:font-name-complex="Symbol1"/>
    </style:style>
    <style:style style:name="T110" style:family="text">
      <style:text-properties fo:color="#000000" style:font-name="Times New Roman" fo:font-size="12pt" fo:language="uk" fo:country="UA" fo:font-weight="bold" officeooo:rsid="00b4038f" style:font-name-asian="Noto Sans CJK SC Regular" style:font-size-asian="12pt" style:font-weight-asian="bold" style:font-name-complex="FreeSans" style:font-size-complex="12pt" style:font-weight-complex="bold"/>
    </style:style>
    <style:style style:name="T111" style:family="text">
      <style:text-properties fo:color="#000000" style:font-name="Times New Roman" fo:font-size="12pt" fo:language="uk" fo:country="UA" fo:font-weight="bold" officeooo:rsid="001f5a85" style:font-name-asian="Noto Sans CJK SC Regular" style:font-size-asian="12pt" style:font-weight-asian="bold" style:font-name-complex="FreeSans" style:font-size-complex="12pt" style:font-weight-complex="bold"/>
    </style:style>
    <style:style style:name="T112" style:family="text">
      <style:text-properties fo:color="#000000" style:font-name="Times New Roman" fo:font-size="12pt" fo:language="uk" fo:country="UA" officeooo:rsid="001f5a85" style:font-name-asian="Noto Sans CJK SC Regular" style:font-size-asian="12pt" style:font-name-complex="FreeSans" style:font-size-complex="12pt"/>
    </style:style>
    <style:style style:name="T113" style:family="text">
      <style:text-properties fo:color="#000000" style:text-position="0% 100%" style:font-name="Times New Roman" fo:font-size="12pt" fo:language="uk" fo:country="UA" fo:font-style="normal" officeooo:rsid="006be4d2" style:font-name-asian="Symbol1" style:font-size-asian="12pt" style:font-style-asian="normal" style:font-name-complex="Symbol1" style:font-size-complex="12pt" style:font-style-complex="normal"/>
    </style:style>
    <style:style style:name="T114" style:family="text">
      <style:text-properties fo:color="#000000" style:text-position="0% 100%" style:font-name="Times New Roman" fo:font-size="12pt" fo:language="uk" fo:country="UA" fo:font-style="normal" officeooo:rsid="00b36696" style:font-name-asian="Symbol1" style:font-size-asian="12pt" style:font-style-asian="normal" style:font-name-complex="Symbol1" style:font-size-complex="12pt" style:font-style-complex="normal"/>
    </style:style>
    <style:style style:name="T115" style:family="text">
      <style:text-properties fo:color="#000000" style:text-position="0% 100%" style:font-name="Times New Roman" fo:font-size="12pt" fo:language="uk" fo:country="UA" fo:font-style="normal" officeooo:rsid="006e40c8" style:font-name-asian="Symbol1" style:font-size-asian="12pt" style:font-style-asian="normal" style:font-name-complex="Symbol1" style:font-size-complex="12pt" style:font-style-complex="normal"/>
    </style:style>
    <style:style style:name="T116" style:family="text">
      <style:text-properties fo:color="#000000" style:text-position="0% 100%" style:font-name="Times New Roman" fo:font-size="12pt" fo:language="uk" fo:country="UA" fo:font-style="normal" officeooo:rsid="0034843f" style:font-name-asian="Symbol1" style:font-size-asian="12pt" style:font-style-asian="normal" style:font-name-complex="Symbol1" style:font-size-complex="12pt" style:font-style-complex="normal"/>
    </style:style>
    <style:style style:name="T117" style:family="text">
      <style:text-properties fo:color="#000000" style:text-position="0% 100%" style:font-name="Times New Roman" fo:font-size="12pt" fo:language="uk" fo:country="UA" fo:font-style="italic" officeooo:rsid="006be4d2" style:font-name-asian="Symbol1" style:font-size-asian="12pt" style:font-style-asian="italic" style:font-name-complex="Symbol1" style:font-size-complex="12pt" style:font-style-complex="italic"/>
    </style:style>
    <style:style style:name="T118" style:family="text">
      <style:text-properties fo:color="#000000" style:text-position="0% 100%" style:font-name="Times New Roman" fo:font-size="12pt" fo:language="uk" fo:country="UA" fo:font-style="italic" officeooo:rsid="00b36696" style:font-name-asian="Symbol1" style:font-size-asian="12pt" style:font-style-asian="italic" style:font-name-complex="Symbol1" style:font-size-complex="12pt" style:font-style-complex="italic"/>
    </style:style>
    <style:style style:name="T119" style:family="text">
      <style:text-properties fo:color="#000000" style:text-position="super 58%" style:font-name="Times New Roman" fo:font-size="12pt" fo:language="uk" fo:country="UA" fo:font-style="normal" officeooo:rsid="006be4d2" style:font-name-asian="Symbol1" style:font-size-asian="12pt" style:font-style-asian="normal" style:font-name-complex="Symbol1" style:font-size-complex="12pt" style:font-style-complex="normal"/>
    </style:style>
    <style:style style:name="T120" style:family="text">
      <style:text-properties officeooo:rsid="004502e3"/>
    </style:style>
    <style:style style:name="T121" style:family="text">
      <style:text-properties officeooo:rsid="0033ef1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Варіант №<text:span text:style-name="T121">41</text:span></text:p>
      <text:p text:style-name="P10"><text:span text:style-name="T110">Означення і п</text:span><text:span text:style-name="T111">означення</text:span><text:span text:style-name="T112">: символ ¬ означає операцію доповнення. </text:span></text:p>
      <text:p text:style-name="P3"><text:span text:style-name="T32">|</text:span><text:span text:style-name="T33">Х</text:span><text:span text:style-name="T32">| - </text:span><text:span text:style-name="T33">потужність (кількість елементів) множини Х. <text:s/></text:span></text:p>
      <text:p text:style-name="P3"><text:span text:style-name="T35">A</text:span><text:span text:style-name="T69">2</text:span><text:span text:style-name="T39"> = </text:span><text:span text:style-name="T35">AA </text:span><text:span text:style-name="T26">— </text:span><text:span text:style-name="T27">результат множення матриці </text:span><text:span text:style-name="T35">A </text:span><text:span text:style-name="T39">саму на себе, </text:span><text:span text:style-name="T35">A</text:span><text:span text:style-name="T70">n</text:span><text:span text:style-name="T39"> = </text:span><text:span text:style-name="T35">A</text:span><text:span text:style-name="T70">n-1</text:span><text:span text:style-name="T35">A.</text:span><text:span text:style-name="T39"> </text:span></text:p>
      <text:p text:style-name="P3"><text:span text:style-name="T39">Нехай </text:span><text:span text:style-name="T36">A</text:span><text:span text:style-name="T39"> − матриця суміжності графа G = (V , E) (|V| = n); </text:span><text:span text:style-name="T40">т</text:span><text:span text:style-name="T41">оді </text:span><text:span text:style-name="T37">M</text:span><text:span text:style-name="T71">(n)</text:span><text:span text:style-name="T41"> = </text:span><text:span text:style-name="T37">I</text:span><text:span text:style-name="T63">n</text:span><text:span text:style-name="T41"> + </text:span><text:span text:style-name="T37">A</text:span><text:span text:style-name="T41"> + </text:span><text:span text:style-name="T37">A</text:span><text:span text:style-name="T71">2</text:span><text:span text:style-name="T41"> + ... + </text:span><text:span text:style-name="T37">A</text:span><text:span text:style-name="T71">n–1</text:span><text:span text:style-name="T41">, де </text:span><text:span text:style-name="T37">I</text:span><text:span text:style-name="T63">n</text:span><text:span text:style-name="T41"> − одинична матриця порядку n (</text:span><text:span text:style-name="T42">нагадаємо, що </text:span><text:span text:style-name="T41">будь-яка вершина зв'язана сама із собою </text:span><text:span text:style-name="T42">маршрутом</text:span><text:span text:style-name="T41"> довжин</text:span><text:span text:style-name="T40">и</text:span><text:span text:style-name="T41"> 0). </text:span></text:p>
      <text:p text:style-name="P3"><text:span text:style-name="T41">Граф G</text:span><text:span text:style-name="T71">*</text:span><text:span text:style-name="T41"> = (V, E</text:span><text:span text:style-name="T71">*</text:span><text:span text:style-name="T41">) називають </text:span><text:span text:style-name="T37">транзитивним замиканням</text:span><text:span text:style-name="T41"> графа G = (V, E), якщо (</text:span><text:span text:style-name="T37">v</text:span><text:span text:style-name="T41">, </text:span><text:span text:style-name="T37">w</text:span><text:span text:style-name="T41">)∈E</text:span><text:span text:style-name="T71">*</text:span><text:span text:style-name="T41"> тоді й тільки тоді, коли вершини </text:span><text:span text:style-name="T37">v</text:span><text:span text:style-name="T41"> і </text:span><text:span text:style-name="T37">w</text:span><text:span text:style-name="T41"> зв'язані в графі G. </text:span></text:p>
      <text:p text:style-name="P10"><text:span text:style-name="T116">Д</text:span><text:span text:style-name="T113">ля графа G</text:span><text:span text:style-name="T119">*</text:span><text:span text:style-name="T113"> n×n-</text:span><text:span text:style-name="T117">матриц</text:span><text:span text:style-name="T118">я</text:span><text:span text:style-name="T113"> </text:span><text:span text:style-name="T117">A</text:span><text:span text:style-name="T119">*</text:span><text:span text:style-name="T113"> будує</text:span><text:span text:style-name="T114">ться</text:span><text:span text:style-name="T113"> за таким правилом: (i, j)-й елемент матриці </text:span><text:span text:style-name="T117">A</text:span><text:span text:style-name="T119">*</text:span><text:span text:style-name="T113"> дорівнює 1 тоді й тільки тоді, коли відповідний елемент матриці </text:span><text:span text:style-name="T117">M</text:span><text:span text:style-name="T119">(n)</text:span><text:span text:style-name="T113"> не дорівнює 0, </text:span><text:span text:style-name="T115">а</text:span><text:span text:style-name="T113"> усі інші елементи матриці </text:span><text:span text:style-name="T117">A</text:span><text:span text:style-name="T119">*</text:span><text:span text:style-name="T113"> дорівнюють 0; </text:span><text:span text:style-name="T115">м</text:span><text:span text:style-name="T113">атрицю </text:span><text:span text:style-name="T117">A</text:span><text:span text:style-name="T119">*</text:span><text:span text:style-name="T113"> називають </text:span><text:span text:style-name="T117">матрицею досяжності</text:span><text:span text:style-name="T113"> графа G. </text:span></text:p>
      <text:p text:style-name="P3"><text:span text:style-name="T43">Нехай</text:span><text:span text:style-name="T41"> A</text:span><text:span text:style-name="T71">(1)</text:span><text:span text:style-name="T41"> - булев</text:span><text:span text:style-name="T43">а</text:span><text:span text:style-name="T41"> матриц</text:span><text:span text:style-name="T43">я</text:span><text:span text:style-name="T41">, елементи якої повністю збігаються з елементами матриці </text:span><text:span text:style-name="T37">A</text:span><text:span text:style-name="T41">, але їх розглядають не як числа 0 і 1, а як символи булевого (логічного) алфавіту 0 і 1. Уведемо операцію булевого множення С∧D матриць С і D, які складаються з булевих елементів 0 і 1, </text:span><text:span text:style-name="T40">наступним чином: </text:span><text:span text:style-name="T41">(i, j)-й елемент матриці С∧D </text:span><text:span text:style-name="T44">дорівнює</text:span><text:span text:style-name="T41"> f</text:span><text:span text:style-name="T63">ij</text:span><text:span text:style-name="T41"> =∨</text:span><text:span text:style-name="T64">t=1</text:span><text:span text:style-name="T72">n </text:span><text:span text:style-name="T41">(c</text:span><text:span text:style-name="T63">it</text:span><text:span text:style-name="T41">∧d</text:span><text:span text:style-name="T63">tj</text:span><text:span text:style-name="T41">), де с</text:span><text:span text:style-name="T63">it</text:span><text:span text:style-name="T41"> і d</text:span><text:span text:style-name="T63">tj</text:span><text:span text:style-name="T41"> − відповідні елементи матриць С і D , а операції ∨ і ∧ − це операції диз'юнкції та кон'юнкції. Позначимо через </text:span><text:span text:style-name="T37">A</text:span><text:span text:style-name="T71">(m)</text:span><text:span text:style-name="T41"> матрицю </text:span><text:span text:style-name="T37">A</text:span><text:span text:style-name="T71">(1)</text:span><text:span text:style-name="T41">∧</text:span><text:span text:style-name="T37">A</text:span><text:span text:style-name="T71">(1)</text:span><text:span text:style-name="T41">∧...∧</text:span><text:span text:style-name="T37">A</text:span><text:span text:style-name="T71">(1)</text:span><text:span text:style-name="T41"> (m разів). </text:span></text:p>
      <text:p text:style-name="P3"><text:span text:style-name="T37">Трикутник</text:span><text:span text:style-name="T41"> </text:span><text:span text:style-name="T45">(С</text:span><text:span text:style-name="T65">3</text:span><text:span text:style-name="T45">)</text:span><text:span text:style-name="T41"> - </text:span><text:span text:style-name="T45">п</text:span><text:span text:style-name="T41">ростий цикл довжиною 3. </text:span></text:p>
      <text:p text:style-name="P3"><text:span text:style-name="T37">Кубічни</text:span><text:span text:style-name="T38">й</text:span><text:span text:style-name="T41"> </text:span><text:span text:style-name="T37">граф</text:span><text:span text:style-name="T41"> — граф, степені всіх вершин якого дорівнюють 3.</text:span></text:p>
      <text:p text:style-name="P4"><text:span text:style-name="T23">χ(G) - </text:span><text:span text:style-name="T28">хроматичне число графа </text:span><text:span text:style-name="T23">G.</text:span></text:p>
      <text:p text:style-name="P4"><text:span text:style-name="T29">ν(G) = |E| − |V| + k - </text:span><text:span text:style-name="T30"><text:s/></text:span><text:span text:style-name="T29">цикломатичн</text:span><text:span text:style-name="T30">е</text:span><text:span text:style-name="T29"> числ</text:span><text:span text:style-name="T30">о </text:span><text:span text:style-name="T28">графа </text:span><text:span text:style-name="T23">G, </text:span><text:span text:style-name="T29"><text:s/>k - </text:span><text:span text:style-name="T31">число компонент зв’язності </text:span><text:span text:style-name="T28">графа </text:span><text:span text:style-name="T23">G.</text:span></text:p>
      <text:p text:style-name="P3"><text:span text:style-name="T41">Граф G називають </text:span><text:span text:style-name="T37">критичним</text:span><text:span text:style-name="T41">, якщо хроматичне число підграфа G', отриманого в результаті вилучення будь-якої вершини із G, строго менше, ніж хроматичне число графа G.</text:span></text:p>
      <text:p text:style-name="P3"><text:span text:style-name="T41">Критичний граф G, для якого k = χ(G), називають k-</text:span><text:span text:style-name="T37">критичним</text:span><text:span text:style-name="T41">.</text:span></text:p>
      <text:p text:style-name="P5"><text:span text:style-name="T34">Максимальним</text:span><text:span text:style-name="T23"> </text:span><text:span text:style-name="T34">планарним</text:span><text:span text:style-name="T23"> графом називають планарний граф, який при додаванні до нього будь-якого ребра перестає бути планарним. </text:span></text:p>
      <text:p text:style-name="P8"><text:span text:style-name="T5">Плоский зв'язний граф, кожну грань якого (включаючи й зовнішню) обмежено трикутником, називають </text:span><text:span text:style-name="T18">тріангуляцією</text:span><text:span text:style-name="T5">.</text:span></text:p>
      <text:p text:style-name="P8"><text:span text:style-name="T16">N </text:span><text:span text:style-name="T5">- </text:span><text:span text:style-name="T17">множина натуральних чисел.</text:span></text:p>
      <text:p text:style-name="P6"><text:span text:style-name="T91">φ</text:span><text:span text:style-name="T93">(G) - <text:s/></text:span><text:span text:style-name="T94">число в</text:span><text:span text:style-name="T93">ершинно</text:span><text:span text:style-name="T94">ї</text:span><text:span text:style-name="T93"> зв'язн</text:span><text:span text:style-name="T94">о</text:span><text:span text:style-name="T93">ст</text:span><text:span text:style-name="T94">і</text:span><text:span text:style-name="T93"> графа G </text:span><text:span text:style-name="T94">(найменше число вершин, видалення яких приводить до незв'язаного або тривіального графу)</text:span><text:span text:style-name="T93">, </text:span></text:p>
      <text:p text:style-name="P6"><text:span text:style-name="T91">ψ</text:span><text:span text:style-name="T93">(G) - </text:span><text:span text:style-name="T94">число </text:span><text:span text:style-name="T96">ребер</text:span><text:span text:style-name="T93">но</text:span><text:span text:style-name="T94">ї</text:span><text:span text:style-name="T93"> зв'язн</text:span><text:span text:style-name="T94">о</text:span><text:span text:style-name="T93">ст</text:span><text:span text:style-name="T94">і</text:span><text:span text:style-name="T93"> графа G </text:span><text:span text:style-name="T94">(найменше число ребер, видалення яких приводить до незв'язаного або тривіального графу)</text:span><text:span text:style-name="T93">, </text:span></text:p>
      <text:p text:style-name="P6"><text:span text:style-name="T91">δ</text:span><text:span text:style-name="T93">(G) - мінімальна степінь вершин графа G.</text:span></text:p>
      <text:p text:style-name="P7"><text:span text:style-name="T90">Граф G називається k-</text:span><text:span text:style-name="T98">зв'язным</text:span><text:span text:style-name="T90">, якщо </text:span><text:span text:style-name="T91">φ</text:span><text:span text:style-name="T90">(G) = k.</text:span></text:p>
      <text:p text:style-name="P9"/>
      <text:p text:style-name="P9"/>
      <text:list xml:id="list489675194" text:style-name="L1">
        <text:list-item>
          <text:p text:style-name="P12"><text:span text:style-name="T46">Довести,</text:span><text:span text:style-name="T47"> </text:span><text:span text:style-name="T46">що для довільного </text:span><text:span text:style-name="T47">граф</text:span><text:span text:style-name="T46">у</text:span><text:span text:style-name="T47"> G = (V, E) </text:span><text:span text:style-name="T46">об’єднання</text:span><text:span text:style-name="T47"> G</text:span><text:span text:style-name="T51">∪</text:span><text:span text:style-name="T50">¬</text:span><text:span text:style-name="T47">G — </text:span><text:span text:style-name="T46">повний граф.</text:span></text:p>
        </text:list-item>
        <text:list-item>
          <text:p text:style-name="P13"><text:span text:style-name="T47">Довести, що в </text:span><text:span text:style-name="T48">і</text:span><text:span text:style-name="T47">зоморфних граф</text:span><text:span text:style-name="T48">ах</text:span><text:span text:style-name="T47"> </text:span><text:span text:style-name="T48">для довільного k</text:span><text:span text:style-name="T52">≥</text:span><text:span text:style-name="T48">0 існує взаємно-однозначна відповідність між</text:span><text:span text:style-name="T47"> </text:span><text:span text:style-name="T48">множинами простих </text:span><text:span text:style-name="T49">цикл</text:span><text:span text:style-name="T48">ів довжини k.</text:span></text:p>
        </text:list-item>
        <text:list-item>
          <text:p text:style-name="P19"><text:span text:style-name="T3">Навести приклад пари <text:s/>не</text:span><text:span text:style-name="T4">із</text:span><text:span text:style-name="T2">оморф</text:span><text:span text:style-name="T4">н</text:span><text:span text:style-name="T3">их </text:span><text:span text:style-name="T2">граф</text:span><text:span text:style-name="T3">ів</text:span><text:span text:style-name="T2"> G</text:span><text:span text:style-name="T59">1</text:span><text:span text:style-name="T2"> i G</text:span><text:span text:style-name="T59">2</text:span><text:span text:style-name="T2">, </text:span><text:span text:style-name="T3">у яких діаметри однакові.</text:span></text:p>
        </text:list-item>
        <text:list-item>
          <text:p text:style-name="P31">Скільки існує попарно неізоморфних графів, які мають 8 вершин, сума степенів яких не менше 53? <text:span text:style-name="T120">Відповідь обґрунтувати.</text:span></text:p>
        </text:list-item>
        <text:list-item>
          <text:p text:style-name="P20"><text:span text:style-name="T6">Нехай </text:span><text:span text:style-name="T19">A</text:span><text:span text:style-name="T6"> - матриця суміжності, а </text:span><text:span text:style-name="T19">В</text:span><text:span text:style-name="T6"> - матриця інцидентності графа </text:span><text:span text:style-name="T20">G </text:span><text:span text:style-name="T21">із n вершинами</text:span><text:span text:style-name="T6">. Довести, що матриця </text:span><text:span text:style-name="T20">BB</text:span><text:span text:style-name="T66">T</text:span><text:span text:style-name="T6"> </text:span><text:span text:style-name="T7">(тут </text:span><text:span text:style-name="T20">B</text:span><text:span text:style-name="T66">T </text:span><text:span text:style-name="T21">- </text:span><text:span text:style-name="T22">транспонована матриця</text:span><text:span text:style-name="T7">) </text:span><text:span text:style-name="T6">дорівнює матриці </text:span><text:span text:style-name="T20">А</text:span><text:span text:style-name="T6">, в якій </text:span><text:span text:style-name="T19">i</text:span><text:span text:style-name="T6">-й діагональний елемент a</text:span><text:span text:style-name="T60">ii</text:span><text:span text:style-name="T6"> дорівнює степеню δ(</text:span><text:span text:style-name="T19">v</text:span><text:span text:style-name="T60">i</text:span><text:span text:style-name="T6">) </text:span><text:span text:style-name="T19">i</text:span><text:span text:style-name="T6">-ї вершини графа G, </text:span><text:span text:style-name="T19">i</text:span><text:span text:style-name="T6"> = 1, 2, …, n.</text:span></text:p>
        </text:list-item>
        <text:list-item>
          <text:p text:style-name="P32">Побудувати граф із 5 вершинами, в якому 4 вершини мають попарно різні степені, причому <text:s/>ізольованих вершин немає.</text:p>
        </text:list-item>
        <text:list-item>
          <text:p text:style-name="P33">Довести, що множину ребер зв’язного графа, який має 2k вершин (k ≥ 1) із непарними степенями, можна розбити на k ланцюгів.</text:p>
        </text:list-item>
        <text:list-item>
          <text:p text:style-name="P14"><text:span text:style-name="T53">Чи існує в графі K</text:span><text:span text:style-name="T62">5</text:span><text:span text:style-name="T53"> цикл довжини 9? Відповідь обґрунтувати.</text:span></text:p>
        </text:list-item>
        <text:list-item>
          <text:p text:style-name="P35"><text:soft-page-break/>Для довільного k (k&gt;2) побудувати граф, діаметр якого дорівнює k, а будь-яке його кістякове дерево має діаметр 2k.</text:p>
        </text:list-item>
        <text:list-item>
          <text:p text:style-name="P14">Визначити, чи існує граф із шістьма вершинами, степені яких дорівнюють: <text:span text:style-name="T53">(</text:span><text:span text:style-name="T54">а</text:span><text:span text:style-name="T53">) 0, 0, 2, 3, 3, 4; <text:s text:c="4"/>(</text:span><text:span text:style-name="T54">б</text:span><text:span text:style-name="T53">) 1, 1, 2, 3, 4, 4; (</text:span><text:span text:style-name="T54">в</text:span><text:span text:style-name="T53">) 2, 3, 3, 4, 4, 4. Відповідь обґрунтувати.</text:span></text:p>
        </text:list-item>
        <text:list-item>
          <text:p text:style-name="P21"><text:span text:style-name="T2">Довести, що </text:span><text:span text:style-name="T1">в</text:span><text:span text:style-name="T6"> графі </text:span><text:span text:style-name="T2">G = (V, E) (|V| = n)</text:span><text:span text:style-name="T6"> вершини </text:span><text:span text:style-name="T19">v</text:span><text:span text:style-name="T60">i</text:span><text:span text:style-name="T6"> i </text:span><text:span text:style-name="T19">v</text:span><text:span text:style-name="T60">j</text:span><text:span text:style-name="T6"> (i ≠ j) зв'язані тоді й тільки тоді, коли елемент </text:span><text:span text:style-name="T19">і</text:span><text:span text:style-name="T6">-го рядка та </text:span><text:span text:style-name="T19">j</text:span><text:span text:style-name="T6">-го стовпчика матриці </text:span><text:span text:style-name="T19">A</text:span><text:span text:style-name="T6"> + </text:span><text:span text:style-name="T19">A</text:span><text:span text:style-name="T67">2</text:span><text:span text:style-name="T6"> + ... + </text:span><text:span text:style-name="T19">A</text:span><text:span text:style-name="T67">n–1</text:span><text:span text:style-name="T6"> не дорівнює нулю.</text:span></text:p>
        </text:list-item>
        <text:list-item>
          <text:p text:style-name="P29"><text:span text:style-name="T6">Довести, що в нетривіальному самодоповненому графі немає </text:span>ізольованих вершин та вершин, суміжних з усіма іншими.</text:p>
        </text:list-item>
        <text:list-item>
          <text:p text:style-name="P34">Довести, що доповнення жодного кубічного графа не є кубічним графом.</text:p>
        </text:list-item>
        <text:list-item>
          <text:p text:style-name="P36">Довести, що в дереві з n вершинами (n ≥ 3), в якому найбільший степінь вершини дорівнює s, кількість вершин степеня 1 не більше (n(s-2)+2)/(s-1).</text:p>
        </text:list-item>
        <text:list-item>
          <text:p text:style-name="P37">У графі з n вершинами тільки дві вершини мають однакові степені. Чи можуть обидві ці вершини мати степінь 0 або степінь n – 1?</text:p>
        </text:list-item>
        <text:list-item>
          <text:p text:style-name="P22"><text:span text:style-name="T11">Нехай граф G = (V, E ) має k компонент зв'язності, ν(G) = |E| − |V| + k - </text:span><text:span text:style-name="T10">його </text:span><text:span text:style-name="T11">цикломатичн</text:span><text:span text:style-name="T10">е</text:span><text:span text:style-name="T11"> числ</text:span><text:span text:style-name="T10">о</text:span><text:span text:style-name="T11">. Довести, </text:span><text:span text:style-name="T10">що г</text:span><text:span text:style-name="T11">раф G є лісом тоді й тільки тоді, коли ν(G) = 0.</text:span></text:p>
        </text:list-item>
        <text:list-item>
          <text:p text:style-name="P23"><text:span text:style-name="T11">Чому дорівню</text:span><text:span text:style-name="T12">є</text:span><text:span text:style-name="T11"> радіус повного двочасткового графа K</text:span><text:span text:style-name="T61">n,m</text:span><text:span text:style-name="T11">?</text:span></text:p>
        </text:list-item>
        <text:list-item>
          <text:p text:style-name="P15"><text:span text:style-name="T56">Довести, що граф </text:span><text:span text:style-name="T55">G</text:span><text:span text:style-name="T56"> з </text:span><text:span text:style-name="T57">n</text:span><text:span text:style-name="T56"> вершинами не є двочастковим, якщо кількість його ребер більша від </text:span><text:span text:style-name="T57">n</text:span><text:span text:style-name="T68">2</text:span><text:span text:style-name="T56">/4.</text:span></text:p>
        </text:list-item>
        <text:list-item>
          <text:p text:style-name="P42">Чому дорівнює степінь єдиної грані дерева з n вершинами? <text:span text:style-name="T120">Відповідь обґрунтувати.</text:span></text:p>
        </text:list-item>
        <text:list-item>
          <text:p text:style-name="P38">Побудувати граф, центр якого складається із двох вершин.</text:p>
        </text:list-item>
        <text:list-item>
          <text:p text:style-name="P24"><text:span text:style-name="T5">Довести, що будь-яка тріангуляція з </text:span><text:span text:style-name="T13">n</text:span><text:span text:style-name="T5"> вершинами (</text:span><text:span text:style-name="T13">n </text:span><text:span text:style-name="T58">≥</text:span><text:span text:style-name="T5"> 3) містить 3</text:span><text:span text:style-name="T13">n</text:span><text:span text:style-name="T5"> - 6 ребер.</text:span></text:p>
        </text:list-item>
        <text:list-item>
          <text:p text:style-name="P25"><text:span text:style-name="T73">Довести, що не існує розташованого на площині планарного графа з </text:span><text:span text:style-name="T5">5 гранями, який має властивість, що довільні дві його грані мають спільне ребро.</text:span></text:p>
        </text:list-item>
        <text:list-item>
          <text:p text:style-name="P43"><text:span text:style-name="T83">З’ясувати, яку найменшу кількість ребер необхідно видалити з графа К</text:span><text:span text:style-name="T102">6</text:span><text:span text:style-name="T83"> щоб отримати планарний граф. </text:span><text:span text:style-name="T82">Відповідь обґрунтувати.</text:span></text:p>
        </text:list-item>
        <text:list-item>
          <text:p text:style-name="P44"><text:span text:style-name="T83">Чи можна до плоск</text:span><text:span text:style-name="T81">ого</text:span><text:span text:style-name="T83"> граф</text:span><text:span text:style-name="T81">а С</text:span><text:span text:style-name="T103">4</text:span><text:span text:style-name="T83"> додати нові ребра так, щоб отриманий граф залишився плоским? Якщо можна, то які ребра і скільки? </text:span><text:span text:style-name="T80">(зобразити граф із доданими ребрами).</text:span></text:p>
        </text:list-item>
        <text:list-item>
          <text:p text:style-name="P48">Довести, що серед всіх плоских графів з n вершинами найбільшу кількість граней має тріангуляція.</text:p>
        </text:list-item>
        <text:list-item>
          <text:p text:style-name="P48">Довести, що в будь-якому планарному графі з n вершинами (n ≥ 4) є принаймні чотири вершини, степені яких не більше 5.</text:p>
        </text:list-item>
        <text:list-item>
          <text:p text:style-name="P16"><text:span text:style-name="T106">Довести: </text:span><text:span text:style-name="T105">якщо граф не планарний, то він повинен містити більше 4 вершин, </text:span><text:span text:style-name="T107">степінь </text:span><text:span text:style-name="T105">яких більше 3, або більше 5 вершин, степінь яких більше 2.</text:span></text:p>
        </text:list-item>
        <text:list-item>
          <text:p text:style-name="P46"><text:span text:style-name="T108">Яку найбільшу кількість граней може мати плоский граф із 5 вершинами? </text:span><text:span text:style-name="T109">Відповідь обґрунтувати. </text:span><text:span text:style-name="T108">Побудувати цей граф.</text:span></text:p>
        </text:list-item>
        <text:list-item>
          <text:p text:style-name="P39">Визначити хроматичне число дерева. <text:span text:style-name="T120">Відповідь обґрунтувати.</text:span></text:p>
        </text:list-item>
        <text:list-item>
          <text:p text:style-name="P26"><text:span text:style-name="T14">Дове</text:span><text:span text:style-name="T15">сти</text:span><text:span text:style-name="T14">, що будь-який повний граф є критичним.</text:span></text:p>
        </text:list-item>
        <text:list-item>
          <text:p text:style-name="P27"><text:span text:style-name="T84">Чому дорівнює хроматичне число повного графа K</text:span><text:span text:style-name="T101">n</text:span><text:span text:style-name="T84">, з якого вилучен</text:span><text:span text:style-name="T85">е</text:span><text:span text:style-name="T84"> одне ребро? Відповідь обґрунтувати.</text:span></text:p>
        </text:list-item>
        <text:list-item>
          <text:p text:style-name="P26"><text:span text:style-name="T9">Навести приклади</text:span><text:span text:style-name="T8"> граф</text:span><text:span text:style-name="T9">ів </text:span><text:span text:style-name="T74">G</text:span><text:span text:style-name="T99">1</text:span><text:span text:style-name="T74"> </text:span><text:span text:style-name="T75">і </text:span><text:span text:style-name="T74">G</text:span><text:span text:style-name="T100">2</text:span><text:span text:style-name="T8">, які мають різні хроматичні числа й у яких кількість простих циклів довжиною k однакова для всіх k ≥ 0.</text:span></text:p>
        </text:list-item>
        <text:list-item>
          <text:p text:style-name="P39">Знайти всі 3-критичні графи. <text:span text:style-name="T120">Відповідь обґрунтувати.</text:span></text:p>
        </text:list-item>
        <text:list-item>
          <text:p text:style-name="P40">Довести, що для довільного планарного графа G виконується нерівність χ(G) ≤ 5.</text:p>
        </text:list-item>
        <text:list-item>
          <text:p text:style-name="P28"><text:span text:style-name="T84">Показати:</text:span><text:span text:style-name="T8"> для розфарбування карти, яка є перетином кіл на площині, достатньо двох кольорів.</text:span></text:p>
        </text:list-item>
        <text:list-item>
          <text:p text:style-name="P41">Довести, що кожна вершина ейлерового графа належить якомусь циклу цього графа.</text:p>
        </text:list-item>
        <text:list-item>
          <text:p text:style-name="P30"><text:span text:style-name="T23">Довести, що граф </text:span><text:span text:style-name="T24">G</text:span><text:span text:style-name="T23">, який ма</text:span><text:span text:style-name="T25">є</text:span><text:span text:style-name="T23"> </text:span><text:span text:style-name="T25">дві</text:span><text:span text:style-name="T23"> несум</text:span><text:span text:style-name="T25">і</text:span><text:span text:style-name="T23">жн</text:span><text:span text:style-name="T25">і</text:span><text:span text:style-name="T23"> вершини степеня 3, а вс</text:span><text:span text:style-name="T25">і</text:span><text:span text:style-name="T23"> </text:span><text:span text:style-name="T25">інші </text:span><text:span text:style-name="T23">вершини степеня не б</text:span><text:span text:style-name="T25">іл</text:span><text:span text:style-name="T23">ьше 2, не ма</text:span><text:span text:style-name="T25">є</text:span><text:span text:style-name="T23"> гам</text:span><text:span text:style-name="T25">іл</text:span><text:span text:style-name="T23">ьтонового циклу.</text:span></text:p>
        </text:list-item>
        <text:list-item>
          <text:p text:style-name="P17"><text:span text:style-name="T87">Довести, що для дов</text:span><text:span text:style-name="T86">і</text:span><text:span text:style-name="T87">льного зв’язного графа </text:span><text:span text:style-name="T86">іс</text:span><text:span text:style-name="T87">ну</text:span><text:span text:style-name="T86">є</text:span><text:span text:style-name="T87"> </text:span><text:span text:style-name="T86">циклі</text:span><text:span text:style-name="T87">чний маршрут, який почина</text:span><text:span text:style-name="T86">є</text:span><text:span text:style-name="T87">ться з будь-яко</text:span><text:span text:style-name="T86">ї</text:span><text:span text:style-name="T87"> вершини та </text:span><text:span text:style-name="T86">мі</text:span><text:span text:style-name="T87">стить ус</text:span><text:span text:style-name="T86">і</text:span><text:span text:style-name="T87"> ребра графа, причому кожне </text:span><text:span text:style-name="T86">з них двічі</text:span><text:span text:style-name="T87">.</text:span></text:p>
        </text:list-item>
        <text:list-item>
          <text:p text:style-name="P18"><text:span text:style-name="T87">Навести приклади: </text:span><text:span text:style-name="T88">а) </text:span><text:span text:style-name="T87">ейлерового графа, який не </text:span><text:span text:style-name="T89">є</text:span><text:span text:style-name="T87"> гам</text:span><text:span text:style-name="T88">іл</text:span><text:span text:style-name="T87">ьтоновим; </text:span><text:span text:style-name="T88">б) </text:span><text:span text:style-name="T87">гам</text:span><text:span text:style-name="T88">іл</text:span><text:span text:style-name="T87">ьтонового графа, який не </text:span><text:span text:style-name="T88">є</text:span><text:span text:style-name="T87"> ейлеровим.</text:span></text:p>
        </text:list-item>
        <text:list-item>
          <text:p text:style-name="P47"><text:soft-page-break/><text:span text:style-name="T95">Довести, що </text:span><text:span text:style-name="T91">φ</text:span><text:span text:style-name="T95">(G) </text:span><text:span text:style-name="T97">≤</text:span><text:span text:style-name="T95"> </text:span><text:span text:style-name="T91">ψ</text:span><text:span text:style-name="T95">(G) </text:span><text:span text:style-name="T97">≤</text:span><text:span text:style-name="T92"> </text:span><text:span text:style-name="T91">δ(</text:span><text:span text:style-name="T95">G), де </text:span><text:span text:style-name="T91">φ</text:span><text:span text:style-name="T95">(G) - <text:s/></text:span><text:span text:style-name="T94">число в</text:span><text:span text:style-name="T95">ершинно</text:span><text:span text:style-name="T94">ї</text:span><text:span text:style-name="T95"> зв'язн</text:span><text:span text:style-name="T94">о</text:span><text:span text:style-name="T95">ст</text:span><text:span text:style-name="T94">і</text:span><text:span text:style-name="T95"> графа G, </text:span><text:span text:style-name="T91">ψ</text:span><text:span text:style-name="T95">(G) - </text:span><text:span text:style-name="T94">число </text:span><text:span text:style-name="T96">ребер</text:span><text:span text:style-name="T95">но</text:span><text:span text:style-name="T94">ї</text:span><text:span text:style-name="T95"> зв'язн</text:span><text:span text:style-name="T94">о</text:span><text:span text:style-name="T95">ст</text:span><text:span text:style-name="T94">і</text:span><text:span text:style-name="T95"> графа G, </text:span><text:span text:style-name="T91">δ</text:span><text:span text:style-name="T95">(G) - мінімальна степінь вершин графа G.</text:span></text:p>
        </text:list-item>
        <text:list-item>
          <text:p text:style-name="P45"><text:span text:style-name="T78">Чи вірне твердження: об’єднання двох дерев G</text:span><text:span text:style-name="T104">1</text:span><text:span text:style-name="T78">=(V, E</text:span><text:span text:style-name="T104">1</text:span><text:span text:style-name="T78">) i G</text:span><text:span text:style-name="T104">2</text:span><text:span text:style-name="T78">=(V, E</text:span><text:span text:style-name="T104">2</text:span><text:span text:style-name="T78">), де E</text:span><text:span text:style-name="T104">1</text:span><text:span text:style-name="T78">∩E</text:span><text:span text:style-name="T104">2</text:span><text:span text:style-name="T78"> = </text:span><text:span text:style-name="T79">∅</text:span><text:span text:style-name="T78">, є двозв’язним? Відповідь обґрунтувати.</text:span></text:p>
        </text:list-item>
        <text:list-item>
          <text:p text:style-name="P45"><text:span text:style-name="T76">Вершина графа, вилучення якої збільшує кількість компонент зв’язності, називається точкою зчленування графа. </text:span><text:span text:style-name="T80">Яку найбільшу та найменшу кільк</text:span><text:span text:style-name="T81">і</text:span><text:span text:style-name="T80">ст</text:span><text:span text:style-name="T81">ь</text:span><text:span text:style-name="T80"> </text:span><text:span text:style-name="T76">точ</text:span><text:span text:style-name="T77">о</text:span><text:span text:style-name="T76">к зчленування</text:span><text:span text:style-name="T80"> може мати зв’язний граф із n вершинами? </text:span><text:span text:style-name="T82">Відповідь обґрунтувати.</text:span></text:p>
          <text:p text:style-name="P49"/>
        </text:list-item>
      </text:list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ymbola" svg:font-family="Symbola"/>
    <style:font-face style:name="Times New Roman1" svg:font-family="'Times New Roman'" style:font-family-generic="roman"/>
    <style:font-face style:name="FreeSans" svg:font-family="FreeSans" style:font-pitch="variable"/>
    <style:font-face style:name="Noto Sans CJK SC Regular" svg:font-family="'Noto Sans CJK SC Regular'" style:font-pitch="variable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0T22:39:19.142371724</meta:creation-date>
    <dc:date>2021-04-14T21:00:39.200364661</dc:date>
    <meta:editing-duration>PT4H12M15S</meta:editing-duration>
    <meta:editing-cycles>9</meta:editing-cycles>
    <meta:generator>LibreOffice/6.4.6.2$Linux_X86_64 LibreOffice_project/40$Build-2</meta:generator>
    <meta:document-statistic meta:table-count="0" meta:image-count="0" meta:object-count="0" meta:page-count="3" meta:paragraph-count="63" meta:word-count="1224" meta:character-count="7322" meta:non-whitespace-character-count="6179"/>
  </office:meta>
</office:document-meta>
</file>